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100000186AB07F8E45330C8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48cm" fo:min-width="1.41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ce181e" draw:marker-start-width="0.5cm" draw:marker-end-width="0.5cm" draw:fill="solid" draw:fill-color="#ffffff" fo:min-height="0.797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ce181e" draw:marker-start-width="0.5cm" draw:marker-end-width="0.5cm" draw:fill="solid" draw:fill-color="#ffffff" fo:min-height="1.593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ce181e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solid" draw:fill-color="#ffffff"/>
      <style:paragraph-properties fo:text-align="justify"/>
      <style:text-properties fo:color="#ce181e" fo:font-size="12pt" fo:background-color="#ffffff" style:font-size-asian="12pt" style:font-size-complex="12pt"/>
    </style:style>
    <style:style style:name="T1" style:family="text">
      <style:text-properties fo:color="#ce181e" fo:font-size="12pt" fo:background-color="#ffffff" style:font-size-asian="12pt" style:font-size-complex="12pt"/>
    </style:style>
    <style:style style:name="T2" style:family="text">
      <style:text-properties fo:color="#ce181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5.689cm" svg:height="10.318cm" svg:x="1.6cm" svg:y="1.9cm">
          <draw:image xlink:href="Pictures/100000000000025100000186AB07F8E45330C89A.png" xlink:type="simple" xlink:show="embed" xlink:actuate="onLoad">
            <text:p/>
          </draw:image>
        </draw:frame>
        <draw:custom-shape draw:style-name="gr2" draw:text-style-name="P1" xml:id="id1" draw:id="id1" draw:layer="layout" svg:width="2.7cm" svg:height="2.4cm" svg:x="5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13.8cm" svg:height="1.147cm" svg:x="2.1cm" svg:y="2.5cm">
          <draw:text-box>
            <text:p text:style-name="P2"><text:span text:style-name="T1">Região de elevada densidade de linhas de força, indicando um campo magnético mais intenso</text:span></text:p>
          </draw:text-box>
        </draw:frame>
        <draw:frame draw:style-name="gr4" draw:text-style-name="P3" draw:layer="layout" svg:width="6.6cm" svg:height="2.341cm" svg:x="9.9cm" svg:y="9.301cm">
          <draw:text-box>
            <text:p text:style-name="P2"><text:span text:style-name="T2">As linhas de força são similares a de um dipolo elétrico demonstrando que um ímã possui dois polos magnéticos opostos</text:span></text:p>
          </draw:text-box>
        </draw:frame>
        <draw:line draw:style-name="gr5" draw:text-style-name="P1" draw:layer="layout" svg:x1="13.1cm" svg:y1="9.2cm" svg:x2="11.3cm" svg:y2="8cm">
          <text:p/>
        </draw:line>
        <draw:line draw:style-name="gr5" draw:text-style-name="P1" draw:layer="layout" svg:x1="13.125cm" svg:y1="9.225cm" svg:x2="12.7cm" svg:y2="7.5cm">
          <text:p/>
        </draw:line>
        <draw:line draw:style-name="gr5" draw:text-style-name="P1" draw:layer="layout" svg:x1="13.125cm" svg:y1="9.225cm" svg:x2="13.6cm" svg:y2="7.2cm">
          <text:p/>
        </draw:line>
        <draw:connector draw:style-name="gr6" draw:text-style-name="P1" draw:layer="layout" draw:type="line" svg:x1="7.15cm" svg:y1="6.3cm" svg:x2="9cm" svg:y2="3.647cm" draw:start-shape="id1" draw:start-glue-point="4" draw:end-shape="id2" draw:end-glue-point="2" svg:d="M7150 6300l1850-2653" svg:viewBox="0 0 1851 26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9T09:30:59.741838247</meta:creation-date>
    <dc:date>2018-08-09T12:34:00.821845937</dc:date>
    <meta:editing-duration>PT17M48S</meta:editing-duration>
    <meta:editing-cycles>5</meta:editing-cycles>
    <meta:generator>LibreOffice/6.0.3.2$Linux_X86_64 LibreOffice_project/00m0$Build-2</meta:generator>
    <meta:document-statistic meta:object-count="8"/>
  </office:meta>
</office:document-meta>
</file>